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table:number-columns-spanned="4" table:number-rows-spanned="1">
            <text:p>kopalnia_DATASIZE_200_KNN_3_distanceAlgorithm_PROBABILITY_Algorithms_MAGNETIC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1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1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1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1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1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2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1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5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7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9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kopalnia_DATASIZE_200_KNN_3_distanceAlgorithm_PROBABILITY_Algorithms_RSSI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1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2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5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7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9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2:10:57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